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tartvecka, ingen itterationsplan</text:p>
          </table:table-cell>
          <table:table-cell table:style-name="ce9" office:value-type="string">
            <text:p>Undefine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ärdigställa Visionen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kravspec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kapa plan för iteration 1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etup av webserver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databas på webservern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Ruby on Rails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diverse RoR-tutorials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inslipa Visione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testspecifikation med testfa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RoR-tutorials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kravspecifikation</text:p>
          </table:table-cell>
          <table:table-cell table:style-name="ce9" office:value-type="string">
            <text:p>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testspecifikation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9" office:value-type="string">
            <text:p>Göra en fysisk databasmodell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01.01.02</text:p>
          </table:table-cell>
          <table:table-cell table:style-name="ce12" office:value-type="string">
            <text:p>Skapa tabellerna i databasen enligt fysiska modellen</text:p>
          </table:table-cell>
          <table:table-cell table:style-name="ce12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Göra ny Product backlog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/>
          <table:table-cell table:style-name="ce9" office:value-type="string">
            <text:p>Ej påbörja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2014-04-24</text:date>, <text:time>20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51S</meta:editing-duration>
    <meta:editing-cycles>14</meta:editing-cycles>
    <meta:generator>OpenOffice/4.0.1$Win32 OpenOffice.org_project/401m5$Build-9714</meta:generator>
    <dc:date>2014-04-24T20:53:07.45</dc:date>
    <meta:document-statistic meta:table-count="1" meta:cell-count="156" meta:object-count="0"/>
    <meta:user-defined meta:name="Info 1"/>
    <meta:user-defined meta:name="Info 2"/>
    <meta:user-defined meta:name="Info 3"/>
    <meta:user-defined meta:name="Info 4"/>
  </office:meta>
</office:document-meta>
</file>